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808080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marker-end="Arrow" draw:marker-end-width="0.1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="hatch" draw:fill-color="#c0c0c0" draw:fill-hatch-name="Картинка" draw:fill-hatch-solid="tru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634cm"/>
    </style:style>
    <style:style style:name="gr12" style:family="graphic" style:parent-style-name="standard">
      <style:graphic-properties draw:stroke="none" svg:stroke-color="#000000" draw:fill="none" draw:fill-color="#ffffff" fo:min-height="1.46cm"/>
    </style:style>
    <style:style style:name="gr13" style:family="graphic" style:parent-style-name="standard">
      <style:graphic-properties draw:stroke="none" svg:stroke-color="#000000" draw:fill="none" draw:fill-color="#ffffff" fo:min-height="0.992cm"/>
    </style:style>
    <style:style style:name="gr14" style:family="graphic" style:parent-style-name="standard">
      <style:graphic-properties draw:stroke="none" svg:stroke-color="#000000" draw:fill="none" draw:fill-color="#ffffff" fo:min-height="0.738cm"/>
    </style:style>
    <style:style style:name="gr15" style:family="graphic" style:parent-style-name="standard">
      <style:graphic-properties draw:stroke="none" svg:stroke-color="#000000" draw:fill="none" draw:fill-color="#ffffff" fo:min-height="2.161cm"/>
    </style:style>
    <style:style style:name="gr16" style:family="graphic" style:parent-style-name="standard">
      <style:graphic-properties draw:fill="hatch" draw:fill-color="#99ccff" draw:fill-hatch-name="Картинка" draw:fill-hatch-solid="tru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233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cm" fo:min-width="4.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ize="6pt" fo:font-style="italic" style:font-size-asian="6pt" style:font-style-asian="italic" style:font-size-complex="6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style:text-properties fo:font-size="6pt" style:font-size-asian="6pt" style:font-size-complex="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7pt" style:text-underline-style="solid" style:text-underline-width="auto" style:text-underline-color="font-color" style:font-size-asian="7pt" style:font-size-complex="7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paragraph-properties fo:text-align="center"/>
      <style:text-properties fo:font-size="7pt" style:font-size-asian="7pt" style:font-size-complex="7pt"/>
    </style:style>
    <style:style style:name="P16" style:family="paragraph">
      <style:text-properties fo:font-size="18pt"/>
    </style:style>
    <style:style style:name="P17" style:family="paragraph">
      <style:text-properties fo:font-size="8pt" style:text-underline-style="solid" style:text-underline-width="auto" style:text-underline-color="font-color" style:font-size-asian="8pt" style:font-size-complex="8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8080" fo:font-size="6pt" fo:font-style="italic" style:font-size-asian="6pt" style:font-style-asian="italic" style:font-size-complex="6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font-size="18pt"/>
    </style:style>
    <style:style style:name="T16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7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T18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11.276cm" svg:height="1.673cm" svg:x="5cm" svg:y="6.502cm">
          <draw:text-box>
            <text:p>Описание задачи на разработку<text:line-break/>первого этапа сайта «ДелоТвоё.рф»</text:p>
          </draw:text-box>
        </draw:frame>
        <draw:frame draw:style-name="gr1" draw:layer="layout" svg:width="4.054cm" svg:height="1.827cm" svg:x="15.946cm" svg:y="10.963cm">
          <draw:text-box>
            <text:p><text:span text:style-name="T1">Автор: Коваленко П.В</text:span></text:p>
            <text:p><text:span text:style-name="T1"><text:a xlink:href="mailto:pavel@bitrain.ru">pavel@bitrain.ru</text:a></text:span></text:p>
            <text:p><text:span text:style-name="T1"/></text:p>
            <text:p><text:span text:style-name="T1">12 июля 2012 г</text:span></text:p>
          </draw:text-box>
        </draw:frame>
        <draw:frame draw:style-name="gr1" draw:text-style-name="P1" draw:layer="layout" svg:width="3.537cm" svg:height="1.433cm" svg:x="8.463cm" svg:y="27.302cm">
          <draw:text-box>
            <text:p text:style-name="P1"><text:span text:style-name="T1">г. Санкт-Петербург</text:span></text:p>
            <text:p text:style-name="P1"><text:span text:style-name="T1"/></text:p>
            <text:p text:style-name="P1"><text:span text:style-name="T1">2012 г</text:span></text:p>
          </draw:text-box>
        </draw:frame>
      </draw:page>
      <draw:page draw:name="page2" draw:style-name="dp1" draw:master-page-name="Обычный">
        <draw:frame draw:style-name="gr1" draw:layer="layout" svg:width="7.36cm" svg:height="0.962cm" svg:x="1cm" svg:y="1.04cm">
          <draw:text-box>
            <text:p>Условные обозначения</text:p>
          </draw:text-box>
        </draw:frame>
        <draw:g>
          <draw:custom-shape draw:style-name="gr2" draw:text-style-name="P2" draw:layer="layout" svg:width="5.964cm" svg:height="0.5cm" svg:x="3.067cm" svg:y="2.502cm">
            <text:p text:style-name="P1"><text:span text:style-name="T2">Комментарий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3.067cm" svg:y1="2.792cm" svg:x2="2.531cm" svg:y2="3.161cm">
            <text:p/>
          </draw:line>
        </draw:g>
        <draw:frame draw:style-name="gr1" draw:layer="layout" svg:width="1.031cm" svg:height="8.072cm" svg:x="1.5cm" svg:y="2.502cm">
          <draw:text-box>
            <text:p>1.</text:p>
            <text:p/>
            <text:p>2.</text:p>
            <text:p/>
            <text:p>3.</text:p>
            <text:p/>
            <text:p>4.</text:p>
            <text:p/>
            <text:p>5.</text:p>
            <text:p/>
            <text:p>6.</text:p>
          </draw:text-box>
        </draw:frame>
        <draw:custom-shape draw:style-name="gr4" draw:text-style-name="P3" draw:layer="layout" svg:width="3cm" svg:height="0.5cm" svg:x="2.718cm" svg:y="4.171cm">
          <text:p text:style-name="P1"><text:span text:style-name="T3">Кноп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0.112cm" svg:height="0.607cm" svg:x="5.588cm" svg:y="4.138cm">
          <draw:text-box>
            <text:p><text:span text:style-name="T4"><text:s/></text:span><text:span text:style-name="T4">- обозначает функциональный переход к другому разделу сайта</text:span></text:p>
          </draw:text-box>
        </draw:frame>
        <draw:custom-shape draw:style-name="gr5" draw:text-style-name="P3" draw:layer="layout" svg:width="3cm" svg:height="0.5cm" svg:x="2.7cm" svg:y="5.502cm">
          <text:p text:style-name="P1"><text:span text:style-name="T3">Кноп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4.442cm" svg:height="0.607cm" svg:x="5.588cm" svg:y="5.439cm">
          <draw:text-box>
            <text:p><text:span text:style-name="T4"><text:s/></text:span><text:span text:style-name="T4">- активная кнопка, символизирует текущий раздел и/или показывает состояние «активности»</text:span></text:p>
          </draw:text-box>
        </draw:frame>
        <draw:custom-shape draw:style-name="gr6" draw:text-style-name="P1" draw:layer="layout" svg:width="4.001cm" svg:height="1cm" svg:x="2.675cm" svg:y="6.69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2.745cm" svg:height="0.607cm" svg:x="6.643cm" svg:y="6.794cm">
          <draw:text-box>
            <text:p><text:span text:style-name="T4"><text:s/></text:span><text:span text:style-name="T4">- фон блока, группирует элементы страницы в единый блок связанный по смыслу</text:span></text:p>
          </draw:text-box>
        </draw:frame>
        <draw:frame draw:style-name="gr7" draw:layer="layout" svg:width="6.408cm" svg:height="0.963cm" svg:x="2.427cm" svg:y="8.052cm">
          <draw:text-box>
            <text:p><text:span text:style-name="T5">Название объекта 1</text:span></text:p>
          </draw:text-box>
        </draw:frame>
        <draw:frame draw:style-name="gr1" draw:text-style-name="P4" draw:layer="layout" svg:width="10.544cm" svg:height="0.607cm" svg:x="8.747cm" svg:y="8.203cm">
          <draw:text-box>
            <text:p><text:span text:style-name="T4"><text:s/></text:span><text:span text:style-name="T4">- подчеркнутый текст обозначает возможность перехода по ссылке</text:span></text:p>
          </draw:text-box>
        </draw:frame>
        <draw:custom-shape draw:style-name="gr8" draw:text-style-name="P5" draw:layer="layout" svg:width="1.078cm" svg:height="1.151cm" svg:x="2.5cm" svg:y="9.50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2.703cm" svg:height="0.607cm" svg:x="3.761cm" svg:y="9.663cm">
          <draw:text-box>
            <text:p><text:span text:style-name="T4"><text:s/></text:span><text:span text:style-name="T4">- графическое изображение, картинка. Имеет важную информационную нагрузку.</text:span></text:p>
          </draw:text-box>
        </draw:frame>
      </draw:page>
      <draw:page draw:name="page3" draw:style-name="dp1" draw:master-page-name="Обычный">
        <draw:frame draw:style-name="gr1" draw:layer="layout" svg:width="9.396cm" svg:height="0.962cm" svg:x="1cm" svg:y="1.04cm">
          <draw:text-box>
            <text:p>Для чего нужен этот документ</text:p>
          </draw:text-box>
        </draw:frame>
        <draw:frame draw:style-name="gr1" draw:text-style-name="P6" draw:layer="layout" svg:width="14.248cm" svg:height="1.626cm" svg:x="2.752cm" svg:y="2.5cm">
          <draw:text-box>
            <text:p><text:span text:style-name="T6">Данный документ составлен для описание начальной идеи сайта, в которой включены основные необходимые разделы</text:span><text:span text:style-name="T6"><text:line-break/></text:span><text:span text:style-name="T6">для ознакомления новых участников с проектом. </text:span><text:span text:style-name="T6"><text:line-break/></text:span><text:span text:style-name="T6">Любой участник проекта может предложить (или сделать самостоятельно) улучшение.</text:span></text:p>
            <text:p><text:span text:style-name="T6"/></text:p>
            <text:p><text:span text:style-name="T6">Все, что Мы делаем — свободное творчество!</text:span></text:p>
          </draw:text-box>
        </draw:frame>
      </draw:page>
      <draw:page draw:name="page4" draw:style-name="dp1" draw:master-page-name="Обычный">
        <draw:custom-shape draw:style-name="gr5" draw:text-style-name="P7" draw:layer="layout" svg:width="2.177cm" svg:height="0.312cm" svg:x="0.999cm" svg:y="2.748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6cm" svg:y="2.748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6cm" svg:y="2.748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.1cm" svg:x="1cm" svg:y="1.5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3.796cm" svg:height="0.489cm" svg:x="0.982cm" svg:y="1cm">
          <draw:text-box>
            <text:p><text:span text:style-name="T9">1. стартовая страница - заглушка</text:span></text:p>
          </draw:text-box>
        </draw:frame>
        <draw:frame draw:style-name="gr1" draw:layer="layout" svg:width="5.451cm" svg:height="0.962cm" svg:x="4.37cm" svg:y="1.5cm">
          <draw:text-box>
            <text:p>Ключевая фраза</text:p>
          </draw:text-box>
        </draw:frame>
        <draw:g>
          <draw:custom-shape draw:style-name="gr6" draw:text-style-name="P1" draw:layer="layout" svg:width="12.839cm" svg:height="12.327cm" svg:x="1cm" svg:y="3.1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2.839cm" svg:height="0.884cm" svg:x="1cm" svg:y="3.172cm">
            <draw:text-box>
              <text:p><text:span text:style-name="T10">Миссия-задача</text:span></text:p>
            </draw:text-box>
          </draw:frame>
          <draw:frame draw:style-name="gr12" draw:text-style-name="P4" draw:layer="layout" svg:width="12.145cm" svg:height="1.71cm" svg:x="1.4cm" svg:y="4.172cm">
            <draw:text-box>
              <text:p><text:span text:style-name="T4">Текстовое описание, для людей которые любят читать Текстовое описание,</text:span><text:span text:style-name="T4"><text:line-break/></text:span><text:span text:style-name="T4"> для людей которые любят читать Текстовое описание, для людей которые любят читать Текстовое описание, для людей которые любят читать</text:span></text:p>
              <text:p><text:span text:style-name="T11">Ссылка</text:span></text:p>
            </draw:text-box>
          </draw:frame>
          <draw:frame draw:style-name="gr13" draw:text-style-name="P6" draw:layer="layout" svg:width="4.537cm" svg:height="1.351cm" svg:x="1.7cm" svg:y="5.972cm">
            <draw:text-box>
              <text:list text:style-name="L1">
                <text:list-item>
                  <text:p><text:span text:style-name="T6">Список с маркером</text:span></text:p>
                </text:list-item>
                <text:list-item>
                  <text:p><text:span text:style-name="T6">Список с маркером</text:span></text:p>
                </text:list-item>
                <text:list-item>
                  <text:p><text:span text:style-name="T6">Список с маркером</text:span></text:p>
                </text:list-item>
                <text:list-item>
                  <text:p><text:span text:style-name="T6">Список с маркером</text:span></text:p>
                </text:list-item>
              </text:list>
            </draw:text-box>
          </draw:frame>
          <draw:frame draw:style-name="gr14" draw:text-style-name="P6" draw:layer="layout" svg:width="3cm" svg:height="1.076cm" svg:x="1.7cm" svg:y="7.273cm">
            <draw:text-box>
              <text:p><text:span text:style-name="T6">1. список с цифрой</text:span></text:p>
              <text:p><text:span text:style-name="T6">2. список с цифрой</text:span></text:p>
              <text:p><text:span text:style-name="T6">3. список с цифрой</text:span></text:p>
            </draw:text-box>
          </draw:frame>
          <draw:frame draw:style-name="gr15" draw:text-style-name="P6" draw:layer="layout" svg:width="7cm" svg:height="2.623cm" svg:x="1.7cm" svg:y="8.373cm">
            <draw:text-box>
              <text:p><text:span text:style-name="T12">Заголовок 1</text:span></text:p>
              <text:p><text:span text:style-name="T3">Заголовок 2</text:span></text:p>
              <text:p><text:span text:style-name="T1">Заголовок 3</text:span></text:p>
              <text:p><text:span text:style-name="T4">Заголовок 4</text:span></text:p>
              <text:p><text:span text:style-name="T7">Заголовок 5</text:span></text:p>
              <text:p><text:span text:style-name="T13">Заголовок 6</text:span></text:p>
            </draw:text-box>
          </draw:frame>
          <draw:custom-shape draw:style-name="gr16" draw:text-style-name="P11" draw:layer="layout" svg:width="2.5cm" svg:height="1.5cm" svg:x="1.7cm" svg:y="11.148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6" draw:layer="layout" svg:width="3cm" svg:height="0.526cm" svg:x="1.5cm" svg:y="12.672cm">
            <draw:text-box>
              <text:p><text:span text:style-name="T6">Подпись к картинке</text:span></text:p>
            </draw:text-box>
          </draw:frame>
          <draw:custom-shape draw:style-name="gr18" draw:text-style-name="P7" draw:layer="layout" svg:width="9.5cm" svg:height="1.5cm" svg:x="1.7cm" svg:y="13.572cm">
            <text:p text:style-name="P1"><text:span text:style-name="T7">блок с цитатой блок с цитатой блок с цитатой блок с цитатой </text:span><text:span text:style-name="T7"><text:line-break/></text:span><text:span text:style-name="T7">блок с цитатой блок с цитатой блок с цитатой </text:span><text:span text:style-name="T7"><text:line-break/></text:span><text:span text:style-name="T7">блок с цитатой блок с цитатой блок с цитатой блок с цитатой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85.876082611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" draw:layer="layout" svg:width="5.726cm" svg:height="5.8cm" svg:x="14.273cm" svg:y="7.39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437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327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g>
          <draw:custom-shape draw:style-name="gr6" draw:text-style-name="P1" draw:layer="layout" svg:width="5.73cm" svg:height="4.058cm" svg:x="14.271cm" svg:y="3.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1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5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9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5cm" svg:y="2.754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41cm" svg:height="0.696cm" svg:x="7.5cm" svg:y="6.3cm">
            <text:p text:style-name="P1"><text:span text:style-name="T2">Варианты элементов на текстовой</text:span><text:span text:style-name="T2"><text:line-break/></text:span><text:span text:style-name="T2">странице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7.5cm" svg:y1="6.5cm" svg:x2="6cm" svg:y2="7.5cm">
            <text:p/>
          </draw:line>
        </draw:g>
      </draw:page>
      <draw:page draw:name="page5" draw:style-name="dp1" draw:master-page-name="Обычный">
        <draw:frame draw:style-name="gr1" draw:text-style-name="P9" draw:layer="layout" svg:width="2.542cm" svg:height="0.489cm" svg:x="0.982cm" svg:y="1cm">
          <draw:text-box>
            <text:p><text:span text:style-name="T9">2. Страница проекта</text:span></text:p>
          </draw:text-box>
        </draw:frame>
        <draw:custom-shape draw:style-name="gr10" draw:text-style-name="P8" draw:layer="layout" svg:width="3cm" svg:height="1.1cm" svg:x="0.999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3.187cm" svg:height="12.3cm" svg:x="1cm" svg:y="3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4.672cm" svg:height="0.806cm" svg:x="1cm" svg:y="3.238cm">
            <draw:text-box>
              <text:p><text:span text:style-name="T12">Название проекта</text:span></text:p>
            </draw:text-box>
          </draw:frame>
          <draw:custom-shape draw:style-name="gr16" draw:text-style-name="P11" draw:layer="layout" svg:width="3.053cm" svg:height="2.463cm" svg:x="1.349cm" svg:y="4.044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2" draw:layer="layout" svg:width="4.447cm" svg:height="1.631cm" svg:x="1cm" svg:y="6.638cm">
            <draw:text-box>
              <text:p><text:span text:style-name="T12">Необходимо</text:span></text:p>
              <text:p><text:span text:style-name="T6">1. Специалист по крышам</text:span></text:p>
              <text:p><text:span text:style-name="T6">2. Трубы для летающих аппаратов</text:span></text:p>
              <text:p><text:span text:style-name="T6"/></text:p>
            </draw:text-box>
          </draw:frame>
          <draw:frame draw:style-name="gr1" draw:text-style-name="P6" draw:layer="layout" svg:width="3.774cm" svg:height="0.526cm" svg:x="4.402cm" svg:y="4.044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2" draw:layer="layout" svg:width="3.203cm" svg:height="0.806cm" svg:x="1.001cm" svg:y="8.339cm">
            <draw:text-box>
              <text:p><text:span text:style-name="T12">Предлагаю:</text:span></text:p>
            </draw:text-box>
          </draw:frame>
          <draw:custom-shape draw:style-name="gr19" draw:text-style-name="P15" draw:layer="layout" svg:width="6cm" svg:height="0.5cm" svg:x="1.5cm" svg:y="9.1cm">
            <text:p text:style-name="P1"><text:span text:style-name="T6">ФИО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1.5cm" svg:y="9.66cm">
            <text:p text:style-name="P1"><text:span text:style-name="T6">E-mai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1.499cm" svg:y="10.219cm">
            <text:p text:style-name="P1"><text:span text:style-name="T6">Телефон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1.33cm" svg:x="1.498cm" svg:y="10.77cm">
            <text:p text:style-name="P1"><text:span text:style-name="T6">Описание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cm" svg:height="0.312cm" svg:x="5cm" svg:y="12.188cm">
            <text:p text:style-name="P1"><text:span text:style-name="T7">Предлагаю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6" draw:layer="layout" svg:width="5.451cm" svg:height="0.962cm" svg:x="4.368cm" svg:y="1.501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4cm" svg:y="7.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4cm" svg:y="7.438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01cm" svg:y="8.328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g>
          <draw:custom-shape draw:style-name="gr6" draw:text-style-name="P1" draw:layer="layout" svg:width="5.73cm" svg:height="4.058cm" svg:x="14.271cm" svg:y="3.2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11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6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9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177cm" svg:height="0.312cm" svg:x="0.998cm" svg:y="2.747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218cm" svg:height="0.312cm" svg:x="5.975cm" svg:y="2.747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5cm" svg:y="2.747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Обычный">
        <draw:frame draw:style-name="gr1" draw:text-style-name="P9" draw:layer="layout" svg:width="2.399cm" svg:height="0.489cm" svg:x="0.982cm" svg:y="1cm">
          <draw:text-box>
            <text:p><text:span text:style-name="T9">3. Список проектов</text:span></text:p>
          </draw:text-box>
        </draw:frame>
        <draw:custom-shape draw:style-name="gr10" draw:text-style-name="P8" draw:layer="layout" svg:width="3cm" svg:height="1.1cm" svg:x="0.999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3.187cm" svg:height="12.3cm" svg:x="1cm" svg:y="3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3.846cm" svg:height="0.806cm" svg:x="1cm" svg:y="3.238cm">
            <draw:text-box>
              <text:p><text:span text:style-name="T12">Наши проекты</text:span></text:p>
            </draw:text-box>
          </draw:frame>
          <draw:custom-shape draw:style-name="gr16" draw:text-style-name="P11" draw:layer="layout" svg:width="3.053cm" svg:height="2.463cm" svg:x="1.849cm" svg:y="4.944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6" draw:layer="layout" svg:width="3.774cm" svg:height="0.526cm" svg:x="4.902cm" svg:y="4.944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7" draw:layer="layout" svg:width="2.877cm" svg:height="0.569cm" svg:x="1.247cm" svg:y="4.418cm">
            <draw:text-box>
              <text:p><text:span text:style-name="T16">Название проекта</text:span></text:p>
            </draw:text-box>
          </draw:frame>
          <draw:frame draw:style-name="gr1" draw:text-style-name="P6" draw:layer="layout" svg:width="3.774cm" svg:height="0.526cm" svg:x="1.903cm" svg:y="8.045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7" draw:layer="layout" svg:width="2.877cm" svg:height="0.569cm" svg:x="1.248cm" svg:y="7.519cm">
            <draw:text-box>
              <text:p><text:span text:style-name="T16">Название проекта</text:span></text:p>
            </draw:text-box>
          </draw:frame>
          <draw:custom-shape draw:style-name="gr16" draw:text-style-name="P11" draw:layer="layout" svg:width="3.053cm" svg:height="2.463cm" svg:x="1.851cm" svg:y="9.046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6" draw:layer="layout" svg:width="3.774cm" svg:height="0.526cm" svg:x="4.904cm" svg:y="9.046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7" draw:layer="layout" svg:width="2.877cm" svg:height="0.569cm" svg:x="1.249cm" svg:y="8.52cm">
            <draw:text-box>
              <text:p><text:span text:style-name="T16">Название проекта</text:span></text:p>
            </draw:text-box>
          </draw:frame>
          <draw:custom-shape draw:style-name="gr4" draw:text-style-name="P18" draw:layer="layout" svg:width="3cm" svg:height="0.5cm" svg:x="11.199cm" svg:y="14.999cm">
            <text:p text:style-name="P1"><text:span text:style-name="T1">Следующие 10 »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8" draw:layer="layout" svg:width="3cm" svg:height="0.5cm" svg:x="0.999cm" svg:y="14.999cm">
            <text:p text:style-name="P1"><text:span text:style-name="T1">« Предыдущие 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19" draw:layer="layout" svg:width="2.5cm" svg:height="0.75cm" svg:x="6.999cm" svg:y="14.999cm">
            <draw:text-box>
              <text:p><text:span text:style-name="T1">10-20</text:span></text:p>
            </draw:text-box>
          </draw:frame>
        </draw:g>
        <draw:frame draw:style-name="gr1" draw:text-style-name="P16" draw:layer="layout" svg:width="5.451cm" svg:height="0.962cm" svg:x="4.368cm" svg:y="1.501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4cm" svg:y="7.35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4cm" svg:y="7.389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01cm" svg:y="8.279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g>
          <draw:custom-shape draw:style-name="gr6" draw:text-style-name="P1" draw:layer="layout" svg:width="5.73cm" svg:height="4.058cm" svg:x="14.271cm" svg:y="3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12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7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91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177cm" svg:height="0.312cm" svg:x="0.998cm" svg:y="2.747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5cm" svg:y="2.747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5cm" svg:y="2.747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Обычный">
        <draw:g>
          <draw:custom-shape draw:style-name="gr6" draw:text-style-name="P1" draw:layer="layout" svg:width="13.179cm" svg:height="7.338cm" svg:x="1.001cm" svg:y="3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9" draw:layer="layout" svg:width="11.877cm" svg:height="2.06cm" svg:x="1.411cm" svg:y="3.401cm">
            <draw:text-box>
              <text:p><text:span text:style-name="T3">Задать вопрос</text:span></text:p>
              <text:p><text:span text:style-name="T6"/></text:p>
              <text:p><text:span text:style-name="T6">Контактные данные skype, jabber, gmail</text:span></text:p>
            </draw:text-box>
          </draw:frame>
          <draw:custom-shape draw:style-name="gr19" draw:text-style-name="P15" draw:layer="layout" svg:width="6cm" svg:height="0.5cm" svg:x="2cm" svg:y="5.6cm">
            <text:p text:style-name="P1"><text:span text:style-name="T6">ФИО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2cm" svg:y="6.16cm">
            <text:p text:style-name="P1"><text:span text:style-name="T6">E-mai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1.999cm" svg:y="6.719cm">
            <text:p text:style-name="P1"><text:span text:style-name="T6">Телефон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1.33cm" svg:x="1.998cm" svg:y="7.27cm">
            <text:p text:style-name="P1"><text:span text:style-name="T6">Описание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cm" svg:height="0.312cm" svg:x="5.5cm" svg:y="8.688cm">
            <text:p text:style-name="P1"><text:span text:style-name="T7">Предлагаю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9" draw:layer="layout" svg:width="2.145cm" svg:height="0.489cm" svg:x="0.983cm" svg:y="1cm">
          <draw:text-box>
            <text:p><text:span text:style-name="T9">4. задать вопрос</text:span></text:p>
          </draw:text-box>
        </draw:frame>
        <draw:custom-shape draw:style-name="gr10" draw:text-style-name="P8" draw:layer="layout" svg:width="3cm" svg:height="1.1cm" svg:x="1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5.451cm" svg:height="0.962cm" svg:x="4.371cm" svg:y="1.5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3cm" svg:y="7.46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501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391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73cm" svg:height="4.058cm" svg:x="14.271cm" svg:y="3.2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09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4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8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Обычный">
        <draw:g>
          <draw:custom-shape draw:style-name="gr6" draw:text-style-name="P1" draw:layer="layout" svg:width="13.179cm" svg:height="3.738cm" svg:x="1.001cm" svg:y="3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9" draw:layer="layout" svg:width="11.877cm" svg:height="2.06cm" svg:x="1.411cm" svg:y="3.401cm">
            <draw:text-box>
              <text:p><text:span text:style-name="T3">500 — это значит что мы не можем показать эту страницу.</text:span></text:p>
              <text:p><text:span text:style-name="T6"/></text:p>
              <text:p><text:span text:style-name="T6">Стоит перейти на </text:span><text:span text:style-name="T17">главную страницу</text:span><text:span text:style-name="T18"> </text:span></text:p>
            </draw:text-box>
          </draw:frame>
        </draw:g>
        <draw:frame draw:style-name="gr1" draw:text-style-name="P9" draw:layer="layout" svg:width="2.03cm" svg:height="0.489cm" svg:x="0.983cm" svg:y="1cm">
          <draw:text-box>
            <text:p><text:span text:style-name="T9">5. 500 - ошибка</text:span></text:p>
          </draw:text-box>
        </draw:frame>
        <draw:custom-shape draw:style-name="gr10" draw:text-style-name="P8" draw:layer="layout" svg:width="3cm" svg:height="1.1cm" svg:x="1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5.451cm" svg:height="0.962cm" svg:x="4.371cm" svg:y="1.5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3cm" svg:y="7.46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501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391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73cm" svg:height="4.058cm" svg:x="14.271cm" svg:y="3.2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09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4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8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Обычный">
        <draw:g>
          <draw:custom-shape draw:style-name="gr6" draw:text-style-name="P1" draw:layer="layout" svg:width="13.203cm" svg:height="3.738cm" svg:x="1.001cm" svg:y="3.2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9" draw:layer="layout" svg:width="11.6cm" svg:height="1.749cm" svg:x="1.401cm" svg:y="3.501cm">
            <draw:text-box>
              <text:p><text:span text:style-name="T3">404 — это значит что сайт не смог найти данных которые размещены по этому адресу.</text:span></text:p>
              <text:p><text:span text:style-name="T6"/></text:p>
              <text:p><text:span text:style-name="T6">Стоит перейти на </text:span><text:span text:style-name="T17">главную страницу</text:span><text:span text:style-name="T18"> </text:span></text:p>
            </draw:text-box>
          </draw:frame>
        </draw:g>
        <draw:frame draw:style-name="gr1" draw:text-style-name="P9" draw:layer="layout" svg:width="2.03cm" svg:height="0.489cm" svg:x="0.984cm" svg:y="1cm">
          <draw:text-box>
            <text:p><text:span text:style-name="T9">6. 404 - ошибка</text:span></text:p>
          </draw:text-box>
        </draw:frame>
        <draw:custom-shape draw:style-name="gr10" draw:text-style-name="P8" draw:layer="layout" svg:width="3cm" svg:height="1.1cm" svg:x="1.001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5.451cm" svg:height="0.962cm" svg:x="4.372cm" svg:y="1.5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3cm" svg:y="7.35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397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287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73cm" svg:height="4.058cm" svg:x="14.271cm" svg:y="3.2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09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4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8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Картинка" draw:style="single" draw:color="#808080" draw:distance="0.1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valenko Pavel</meta:initial-creator>
    <meta:creation-date>2012-07-10T22:23:34</meta:creation-date>
    <dc:date>2012-07-14T20:46:21</dc:date>
    <dc:creator>Kovalenko Pavel</dc:creator>
    <meta:editing-duration>PT5H40M19S</meta:editing-duration>
    <meta:editing-cycles>68</meta:editing-cycles>
    <meta:generator>LibreOffice/3.5$Linux_X86_64 LibreOffice_project/350m1$Build-2</meta:generator>
    <meta:document-statistic meta:object-count="172"/>
  </office:meta>
</office:document-meta>
</file>